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bold" officeooo:rsid="000fae48" officeooo:paragraph-rsid="000fae48" style:font-size-asian="18pt" style:font-size-complex="18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0fae48" officeooo:paragraph-rsid="000fae48" style:font-size-asian="18pt" style:font-size-complex="18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0fae48" officeooo:paragraph-rsid="0010e9a6" style:font-size-asian="18pt" style:font-size-complex="1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26438e" officeooo:paragraph-rsid="00281bde" style:font-size-asian="18pt" style:font-size-complex="18pt" loext:padding="0cm" loext:border="non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8pt" fo:letter-spacing="normal" fo:font-style="normal" fo:font-weight="normal" officeooo:rsid="003d4fd3" officeooo:paragraph-rsid="003d4fd3" style:font-size-asian="18pt" style:font-size-complex="18pt" loext:padding="0cm" loext:border="non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4fe53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0fae48" style:font-size-asian="18pt" style:font-size-complex="18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1c700" style:font-size-asian="18pt" style:font-size-complex="18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2412f" style:font-size-asian="18pt" style:font-size-complex="18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3b6a5" style:font-size-asian="18pt" style:font-size-complex="18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7b3d3" style:font-size-asian="18pt" style:font-size-complex="18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9da42" style:font-size-asian="18pt" style:font-size-complex="18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a57af" style:font-size-asian="18pt" style:font-size-complex="18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a9207" style:font-size-asian="18pt" style:font-size-complex="18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bead7" style:font-size-asian="18pt" style:font-size-complex="18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c9b8f" style:font-size-asian="18pt" style:font-size-complex="18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d68fc" style:font-size-asian="18pt" style:font-size-complex="18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de437" style:font-size-asian="18pt" style:font-size-complex="18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1ef6e4" style:font-size-asian="18pt" style:font-size-complex="18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0ca46" style:font-size-asian="18pt" style:font-size-complex="18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239bd" style:font-size-asian="18pt" style:font-size-complex="18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32f06" style:font-size-asian="18pt" style:font-size-complex="18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paragraph-rsid="00234c77" style:font-size-asian="18pt" style:font-size-complex="18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11f38a" officeooo:paragraph-rsid="0011f38a" style:font-size-asian="18pt" style:font-size-complex="18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15b45a" officeooo:paragraph-rsid="0015b45a" style:font-size-asian="18pt" style:font-size-complex="18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1840bc" officeooo:paragraph-rsid="0019da42" style:font-size-asian="18pt" style:font-size-complex="18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81bde" officeooo:paragraph-rsid="00297140" style:font-size-asian="18pt" style:font-size-complex="18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97140" officeooo:paragraph-rsid="00297140" style:font-size-asian="18pt" style:font-size-complex="18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97589" officeooo:paragraph-rsid="002b48df" style:font-size-asian="18pt" style:font-size-complex="18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b48df" officeooo:paragraph-rsid="002bf3b3" style:font-size-asian="18pt" style:font-size-complex="18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bf3b3" officeooo:paragraph-rsid="002dd255" style:font-size-asian="18pt" style:font-size-complex="18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dd255" officeooo:paragraph-rsid="002e8eee" style:font-size-asian="18pt" style:font-size-complex="18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e8eee" officeooo:paragraph-rsid="002f30ee" style:font-size-asian="18pt" style:font-size-complex="18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2f30ee" officeooo:paragraph-rsid="002f30ee" style:font-size-asian="18pt" style:font-size-complex="18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07591" officeooo:paragraph-rsid="00307591" style:font-size-asian="18pt" style:font-size-complex="18pt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151bc" officeooo:paragraph-rsid="003151bc" style:font-size-asian="18pt" style:font-size-complex="18pt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1e449" officeooo:paragraph-rsid="0031e449" style:font-size-asian="18pt" style:font-size-complex="18pt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25054" officeooo:paragraph-rsid="00325054" style:font-size-asian="18pt" style:font-size-complex="18pt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44746" officeooo:paragraph-rsid="00344746" style:font-size-asian="18pt" style:font-size-complex="18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62393" officeooo:paragraph-rsid="00362393" style:font-size-asian="18pt" style:font-size-complex="18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6bc9c" officeooo:paragraph-rsid="0036bc9c" style:font-size-asian="18pt" style:font-size-complex="18pt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84f5b" officeooo:paragraph-rsid="00384f5b" style:font-size-asian="18pt" style:font-size-complex="18pt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9da15" officeooo:paragraph-rsid="0039da15" style:font-size-asian="18pt" style:font-size-complex="18pt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bc69e" officeooo:paragraph-rsid="003bc69e" style:font-size-asian="18pt" style:font-size-complex="18pt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8pt" officeooo:rsid="003bcd1c" officeooo:paragraph-rsid="003bcd1c" style:font-size-asian="18pt" style:font-size-complex="18pt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" fo:font-size="28pt" fo:letter-spacing="normal" fo:font-style="normal" fo:font-weight="bold" officeooo:paragraph-rsid="000fae48" style:font-size-asian="28pt" style:font-weight-asian="bold" style:font-size-complex="28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" fo:font-size="28pt" fo:letter-spacing="normal" fo:font-style="normal" fo:font-weight="bold" officeooo:rsid="000fae48" officeooo:paragraph-rsid="000fae48" style:font-size-asian="28pt" style:font-weight-asian="bold" style:font-size-complex="28pt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ter" fo:font-size="18pt" fo:letter-spacing="normal" fo:font-style="normal" fo:font-weight="bold" officeooo:rsid="000fae48" officeooo:paragraph-rsid="000fae48" style:font-size-asian="15.75pt" style:font-weight-asian="bold" style:font-size-complex="18pt" style:font-weight-complex="bold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officeooo:rsid="00234c77" style:font-size-asian="18pt" style:font-size-complex="18pt" loext:padding="0cm" loext:border="none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24fe53" style:font-size-asian="18pt" style:font-size-complex="18pt" loext:padding="0cm" loext:border="none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 loext:padding="0cm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fae48"/>
    </style:style>
    <style:style style:name="T6" style:family="text">
      <style:text-properties fo:font-variant="normal" fo:text-transform="none" fo:letter-spacing="normal" fo:font-style="normal" fo:font-weight="normal" officeooo:rsid="0011c700"/>
    </style:style>
    <style:style style:name="T7" style:family="text">
      <style:text-properties fo:font-variant="normal" fo:text-transform="none" fo:letter-spacing="normal" fo:font-style="normal" fo:font-weight="normal" officeooo:rsid="0012412f"/>
    </style:style>
    <style:style style:name="T8" style:family="text">
      <style:text-properties fo:font-variant="normal" fo:text-transform="none" fo:letter-spacing="normal" fo:font-style="normal" fo:font-weight="normal" officeooo:rsid="0013b6a5"/>
    </style:style>
    <style:style style:name="T9" style:family="text">
      <style:text-properties fo:font-variant="normal" fo:text-transform="none" fo:letter-spacing="normal" fo:font-style="normal" fo:font-weight="normal" officeooo:rsid="0017b3d3"/>
    </style:style>
    <style:style style:name="T10" style:family="text">
      <style:text-properties fo:font-variant="normal" fo:text-transform="none" fo:letter-spacing="normal" fo:font-style="normal" fo:font-weight="normal" officeooo:rsid="0019da42"/>
    </style:style>
    <style:style style:name="T11" style:family="text">
      <style:text-properties fo:font-variant="normal" fo:text-transform="none" fo:letter-spacing="normal" fo:font-style="normal" fo:font-weight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1a57af"/>
    </style:style>
    <style:style style:name="T13" style:family="text">
      <style:text-properties fo:font-variant="normal" fo:text-transform="none" fo:letter-spacing="normal" fo:font-style="normal" fo:font-weight="normal" officeooo:rsid="001a9207"/>
    </style:style>
    <style:style style:name="T14" style:family="text">
      <style:text-properties fo:font-variant="normal" fo:text-transform="none" fo:letter-spacing="normal" fo:font-style="normal" fo:font-weight="normal" officeooo:rsid="001bead7"/>
    </style:style>
    <style:style style:name="T15" style:family="text">
      <style:text-properties fo:font-variant="normal" fo:text-transform="none" fo:letter-spacing="normal" fo:font-style="normal" fo:font-weight="normal" officeooo:rsid="001c9b8f"/>
    </style:style>
    <style:style style:name="T16" style:family="text">
      <style:text-properties fo:font-variant="normal" fo:text-transform="none" fo:letter-spacing="normal" fo:font-style="normal" fo:font-weight="normal" officeooo:rsid="001d68fc"/>
    </style:style>
    <style:style style:name="T17" style:family="text">
      <style:text-properties fo:font-variant="normal" fo:text-transform="none" fo:letter-spacing="normal" fo:font-style="normal" fo:font-weight="normal" officeooo:rsid="001d68fc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de437" loext:padding="0cm" loext:border="none"/>
    </style:style>
    <style:style style:name="T19" style:family="text">
      <style:text-properties fo:font-variant="normal" fo:text-transform="none" fo:letter-spacing="normal" fo:font-style="normal" fo:font-weight="normal" officeooo:rsid="001ef6e4" loext:padding="0cm" loext:border="none"/>
    </style:style>
    <style:style style:name="T20" style:family="text">
      <style:text-properties fo:font-variant="normal" fo:text-transform="none" fo:letter-spacing="normal" fo:font-style="normal" fo:font-weight="normal" officeooo:rsid="0020ca46" loext:padding="0cm" loext:border="none"/>
    </style:style>
    <style:style style:name="T21" style:family="text">
      <style:text-properties fo:font-variant="normal" fo:text-transform="none" fo:letter-spacing="normal" fo:font-style="normal" fo:font-weight="normal" officeooo:rsid="002239bd" loext:padding="0cm" loext:border="none"/>
    </style:style>
    <style:style style:name="T22" style:family="text">
      <style:text-properties fo:font-variant="normal" fo:text-transform="none" fo:letter-spacing="normal" fo:font-style="normal" fo:font-weight="normal" officeooo:rsid="00232f06" loext:padding="0cm" loext:border="none"/>
    </style:style>
    <style:style style:name="T23" style:family="text">
      <style:text-properties fo:font-variant="normal" fo:text-transform="none" fo:letter-spacing="normal" fo:font-style="normal" fo:font-weight="normal" officeooo:rsid="00234c77" loext:padding="0cm" loext:border="none"/>
    </style:style>
    <style:style style:name="T24" style:family="text">
      <style:text-properties fo:font-variant="normal" fo:text-transform="none" fo:letter-spacing="normal" fo:font-style="normal" fo:font-weight="normal" officeooo:rsid="0026438e" loext:padding="0cm" loext:border="none"/>
    </style:style>
    <style:style style:name="T25" style:family="text">
      <style:text-properties fo:font-variant="normal" fo:text-transform="none" fo:letter-spacing="normal" fo:font-style="normal" fo:font-weight="normal" officeooo:rsid="00307591" loext:padding="0cm" loext:border="none"/>
    </style:style>
    <style:style style:name="T26" style:family="text">
      <style:text-properties fo:font-variant="normal" fo:text-transform="none" fo:letter-spacing="normal" fo:font-style="normal" fo:font-weight="normal" officeooo:rsid="003151bc" loext:padding="0cm" loext:border="none"/>
    </style:style>
    <style:style style:name="T27" style:family="text">
      <style:text-properties fo:font-variant="normal" fo:text-transform="none" fo:letter-spacing="normal" fo:font-style="normal" fo:font-weight="normal" officeooo:rsid="0031e449" loext:padding="0cm" loext:border="none"/>
    </style:style>
    <style:style style:name="T28" style:family="text">
      <style:text-properties fo:font-variant="normal" fo:text-transform="none" fo:letter-spacing="normal" fo:font-style="normal" fo:font-weight="normal" officeooo:rsid="00325054" loext:padding="0cm" loext:border="none"/>
    </style:style>
    <style:style style:name="T29" style:family="text">
      <style:text-properties fo:font-variant="normal" fo:text-transform="none" fo:letter-spacing="normal" fo:font-style="normal" fo:font-weight="normal" officeooo:rsid="00344746" loext:padding="0cm" loext:border="none"/>
    </style:style>
    <style:style style:name="T30" style:family="text">
      <style:text-properties fo:font-variant="normal" fo:text-transform="none" fo:letter-spacing="normal" fo:font-style="normal" fo:font-weight="normal" officeooo:rsid="00362393" loext:padding="0cm" loext:border="none"/>
    </style:style>
    <style:style style:name="T31" style:family="text">
      <style:text-properties fo:font-variant="normal" fo:text-transform="none" fo:letter-spacing="normal" fo:font-style="normal" fo:font-weight="normal" officeooo:rsid="0036bc9c" loext:padding="0cm" loext:border="none"/>
    </style:style>
    <style:style style:name="T32" style:family="text">
      <style:text-properties fo:font-variant="normal" fo:text-transform="none" fo:letter-spacing="normal" fo:font-style="normal" fo:font-weight="normal" officeooo:rsid="00384f5b" loext:padding="0cm" loext:border="none"/>
    </style:style>
    <style:style style:name="T33" style:family="text">
      <style:text-properties fo:font-variant="normal" fo:text-transform="none" fo:letter-spacing="normal" fo:font-style="normal" fo:font-weight="normal" officeooo:rsid="0039da15" loext:padding="0cm" loext:border="none"/>
    </style:style>
    <style:style style:name="T34" style:family="text">
      <style:text-properties fo:font-variant="normal" fo:text-transform="none" fo:letter-spacing="normal" fo:font-style="normal" fo:font-weight="normal" officeooo:rsid="003bc69e" loext:padding="0cm" loext:border="none"/>
    </style:style>
    <style:style style:name="T35" style:family="text">
      <style:text-properties fo:font-variant="normal" fo:text-transform="none" fo:letter-spacing="normal" fo:font-style="normal" fo:font-weight="normal" officeooo:rsid="003bcd1c" loext:padding="0cm" loext:border="none"/>
    </style:style>
    <style:style style:name="T36" style:family="text">
      <style:text-properties fo:font-variant="normal" fo:text-transform="none" fo:letter-spacing="normal" fo:font-style="normal" fo:font-weight="normal" officeooo:rsid="003d4fd3" loext:padding="0cm" loext:border="none"/>
    </style:style>
    <style:style style:name="T37" style:family="text">
      <style:text-properties officeooo:rsid="00405a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/>Structures, Unions, Enums</text:p>
      <text:p text:style-name="P47"><text:s text:c="17"/>A<text:span text:style-name="T37">nswer</text:span></text:p>
      <text:p text:style-name="P48"/>
      <text:p text:style-name="P1"/>
      <text:p text:style-name="P7"><text:span text:style-name="T5">1. </text:span><text:span text:style-name="T4">free(var-name);</text:span></text:p>
      <text:p text:style-name="P7"><text:span text:style-name="T5">2. </text:span><text:span text:style-name="T4">All of them let you define new data types</text:span></text:p>
      <text:p text:style-name="P7"><text:span text:style-name="T5">3. </text:span><text:span text:style-name="T4">3, 2, 515</text:span></text:p>
      <text:p text:style-name="P2">4. 20</text:p>
      <text:p text:style-name="P7"><text:span text:style-name="T5">5. </text:span><text:span text:style-name="T4">-1, 2, -3</text:span></text:p>
      <text:p text:style-name="P2">6. 2</text:p>
      <text:p text:style-name="P7"><text:span text:style-name="T5">7. </text:span><text:span text:style-name="T4">-1, 0, 6, 7, 8, 9</text:span></text:p>
      <text:p text:style-name="P3">8. 0, 2, 1</text:p>
      <text:p text:style-name="P3">9. 12, 12, 12</text:p>
      <text:p text:style-name="P8"><text:span text:style-name="T5">1</text:span><text:span text:style-name="T6">0. </text:span><text:span text:style-name="T4">DRAVID</text:span></text:p>
      <text:p text:style-name="P8"><text:span text:style-name="T6">11. </text:span><text:span text:style-name="T4">2, 2</text:span></text:p>
      <text:p text:style-name="P24"><text:span text:style-name="T6">1</text:span><text:span text:style-name="T4">2. -</text:span><text:span text:style-name="T7">1</text:span></text:p>
      <text:p text:style-name="P9"><text:span text:style-name="T7">13. </text:span><text:span text:style-name="T4">Error</text:span></text:p>
      <text:p text:style-name="P10"><text:span text:style-name="T8">14. </text:span><text:span text:style-name="T4">103 DotNet</text:span></text:p>
      <text:p text:style-name="P25"><text:span text:style-name="T8">1</text:span><text:span text:style-name="T4">5. </text:span><text:span text:style-name="T9">2</text:span></text:p>
      <text:p text:style-name="P11"><text:span text:style-name="T9">16. </text:span><text:span text:style-name="T4">No Error</text:span></text:p>
      <text:p text:style-name="P26"><text:span text:style-name="T9">1</text:span><text:span text:style-name="T4">7. No Error</text:span></text:p>
      <text:p text:style-name="P12"><text:span text:style-name="T10">18. </text:span><text:span text:style-name="T4">Error in this </text:span><text:span text:style-name="T11">float category:5;</text:span><text:span text:style-name="T4"> statement</text:span></text:p>
      <text:p text:style-name="P13"><text:span text:style-name="T10">1</text:span><text:span text:style-name="T12">9. </text:span><text:span text:style-name="T4">Error: in structure declaration</text:span></text:p>
      <text:p text:style-name="P14"><text:span text:style-name="T12">2</text:span><text:span text:style-name="T13">0. </text:span><text:span text:style-name="T4">Error: Floating point formats not linked</text:span></text:p>
      <text:p text:style-name="P15"><text:span text:style-name="T13">2</text:span><text:span text:style-name="T14">1. </text:span><text:span text:style-name="T4">Error: in prototype declaration unknown struct emp</text:span></text:p>
      <text:p text:style-name="P16"><text:span text:style-name="T14">2</text:span><text:span text:style-name="T15">2. </text:span><text:span text:style-name="T4">Error: Bit field too large</text:span></text:p>
      <text:p text:style-name="P17"><text:span text:style-name="T15">2</text:span><text:span text:style-name="T16">3. </text:span><text:span text:style-name="T4">Error: in Initializing </text:span><text:span text:style-name="T11">z2</text:span></text:p>
      <text:p text:style-name="P18"><text:span text:style-name="T17">2</text:span><text:span text:style-name="T18">4. </text:span><text:span text:style-name="T11">Error: Structure cannot be compared using '=='</text:span></text:p>
      <text:p text:style-name="P19"><text:span text:style-name="T18">2</text:span><text:span text:style-name="T19">5. </text:span><text:span text:style-name="T11">Error: cannot set bit field for float</text:span></text:p>
      <text:p text:style-name="P19"><text:span text:style-name="T19">26. </text:span><text:span text:style-name="T11">Error: Lvalue required/incompatible types in assignment</text:span></text:p>
      <text:p text:style-name="P20"><text:span text:style-name="T19">2</text:span><text:span text:style-name="T20">7. Error: Floating point formats not linked Abnormal program ter mination.</text:span></text:p>
      <text:p text:style-name="P21"><text:span text:style-name="T20">2</text:span><text:span text:style-name="T21">8.</text:span><text:span text:style-name="T11">1, 2, 3</text:span></text:p>
      <text:p text:style-name="P22"><text:span text:style-name="T21">2</text:span><text:span text:style-name="T22">9. </text:span><text:span text:style-name="T11">pdt-&gt;month = 12</text:span></text:p>
      <text:p text:style-name="P23"><text:soft-page-break/><text:span text:style-name="T22">3</text:span><text:span text:style-name="T23">0.</text:span><text:span text:style-name="T11">Structure engine is nested within structure maruti.</text:span></text:p>
      <text:p text:style-name="P23"><text:span text:style-name="T23">31. </text:span><text:span text:style-name="T11">False</text:span></text:p>
      <text:p text:style-name="P23"><text:span text:style-name="T23">32. </text:span><text:span text:style-name="T11">True</text:span></text:p>
      <text:p text:style-name="P23"><text:span text:style-name="T23">33. </text:span><text:span text:style-name="T11">False</text:span></text:p>
      <text:p text:style-name="P6"><text:span text:style-name="T1">3</text:span><text:span text:style-name="T2">4. </text:span><text:span text:style-name="Source_20_Text"><text:span text:style-name="T3">The value of res = 3</text:span></text:span></text:p>
      <text:p text:style-name="P4">35. True</text:p>
      <text:p text:style-name="P27"><text:span text:style-name="T11">36. </text:span><text:span text:style-name="T24">True</text:span></text:p>
      <text:p text:style-name="P28"><text:span text:style-name="T24">3</text:span><text:span text:style-name="T11">7. Enumeration can have an effect local to the block, if desired</text:span></text:p>
      <text:p text:style-name="P29"><text:span text:style-name="T11">38. </text:span><text:span text:style-name="T24">True</text:span></text:p>
      <text:p text:style-name="P30"><text:span text:style-name="T24">3</text:span><text:span text:style-name="T11">9. </text:span><text:span text:style-name="T24">True</text:span></text:p>
      <text:p text:style-name="P31"><text:span text:style-name="T24">4</text:span><text:span text:style-name="T11">0. </text:span><text:span text:style-name="T24">True</text:span></text:p>
      <text:p text:style-name="P32"><text:span text:style-name="T24">4</text:span><text:span text:style-name="T11">1. </text:span><text:span text:style-name="T24">True</text:span></text:p>
      <text:p text:style-name="P33"><text:span text:style-name="T24">4</text:span><text:span text:style-name="T11">2. False</text:span></text:p>
      <text:p text:style-name="P34"><text:span text:style-name="T11">43. </text:span><text:span text:style-name="T25">No</text:span></text:p>
      <text:p text:style-name="P35"><text:span text:style-name="T11">44. </text:span><text:span text:style-name="T26">Yes</text:span></text:p>
      <text:p text:style-name="P36"><text:span text:style-name="T11">45. </text:span><text:span text:style-name="T27">No</text:span></text:p>
      <text:p text:style-name="P37"><text:span text:style-name="T11">46.</text:span><text:span text:style-name="T28">Yes</text:span></text:p>
      <text:p text:style-name="P38"><text:span text:style-name="T11">47. </text:span><text:span text:style-name="T29">No</text:span></text:p>
      <text:p text:style-name="P39"><text:span text:style-name="T11">48. </text:span><text:span text:style-name="T30">No</text:span></text:p>
      <text:p text:style-name="P40"><text:span text:style-name="T11">49. </text:span><text:span text:style-name="T31">Yes</text:span></text:p>
      <text:p text:style-name="P41"><text:span text:style-name="T11">50. </text:span><text:span text:style-name="T32">No</text:span></text:p>
      <text:p text:style-name="P42"><text:span text:style-name="T11">51. </text:span><text:span text:style-name="T33">No</text:span></text:p>
      <text:p text:style-name="P43"><text:span text:style-name="T11">52. </text:span><text:span text:style-name="T34">Yes</text:span></text:p>
      <text:p text:style-name="P44"><text:span text:style-name="T11">53. </text:span><text:span text:style-name="T35">Yes</text:span></text:p>
      <text:p text:style-name="P45"><text:span text:style-name="T11">54. </text:span><text:span text:style-name="T36">No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Inter" svg:font-family="Inter, arial, sans-serif"/>
    <style:font-face style:name="Lohit Devanagari1" svg:font-family="'Lohit Devanagari'"/>
    <style:font-face style:name="Source Code Pro" svg:font-family="'Source Code Pro', Menlo, Consolas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7T16:47:08.237342621</meta:creation-date>
    <dc:date>2023-03-18T11:21:54.840873949</dc:date>
    <meta:editing-duration>PT46M19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11" meta:character-count="1056" meta:non-whitespace-character-count="883"/>
  </office:meta>
</office:document-meta>
</file>